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2C764F5EFC7.jpg"/>
  <manifest:file-entry manifest:media-type="image/jpeg" manifest:full-path="Pictures/10000000000004A4000002A77F7D9697.jpg"/>
  <manifest:file-entry manifest:media-type="image/jpeg" manifest:full-path="Pictures/1000000000000500000001D9ABA4EA29.jpg"/>
  <manifest:file-entry manifest:media-type="image/png" manifest:full-path="Pictures/10000201000005000000022B8129C261.png"/>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6.86mm"/>
    </style:style>
    <style:style style:name="Table1.B" style:family="table-column">
      <style:table-column-properties style:column-width="19.74mm"/>
    </style:style>
    <style:style style:name="Table1.C" style:family="table-column">
      <style:table-column-properties style:column-width="123.35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P1" style:family="paragraph" style:parent-style-name="List_20_1" style:list-style-name="List_20_1">
      <style:text-properties fo:language="en" fo:country="US" fo:font-style="normal" style:language-asian="en" style:country-asian="US" style:font-style-asian="normal" style:language-complex="ar" style:country-complex="SA" style:font-style-complex="normal"/>
    </style:style>
    <style:style style:name="P2" style:family="paragraph" style:parent-style-name="Footer">
      <style:text-properties fo:language="en" fo:country="US"/>
    </style:style>
    <style:style style:name="P3" style:family="paragraph" style:parent-style-name="Header_20_left">
      <style:text-properties fo:language="en" fo:country="US"/>
    </style:style>
    <style:style style:name="P4" style:family="paragraph" style:parent-style-name="Footer_20_left">
      <style:text-properties fo:language="en" fo:country="US"/>
    </style:style>
    <style:style style:name="P5" style:family="paragraph" style:parent-style-name="Header_20_right">
      <style:text-properties fo:language="en" fo:country="US"/>
    </style:style>
    <style:style style:name="P6" style:family="paragraph" style:parent-style-name="Footer_20_right">
      <style:text-properties fo:language="en" fo:country="US"/>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9"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10" style:family="paragraph" style:parent-style-name="note">
      <style:text-properties fo:language="en" fo:country="US"/>
    </style:style>
    <style:style style:name="P11"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2" style:family="paragraph" style:parent-style-name="table_5f_header">
      <style:text-properties fo:language="en" fo:country="US"/>
    </style:style>
    <style:style style:name="P13" style:family="paragraph" style:parent-style-name="table_5f_body_5f_centered">
      <style:text-properties fo:language="en" fo:country="US"/>
    </style:style>
    <style:style style:name="P14" style:family="paragraph" style:parent-style-name="Table">
      <style:text-properties fo:language="en" fo:country="US"/>
    </style:style>
    <style:style style:name="P15" style:family="paragraph" style:parent-style-name="Caption">
      <style:text-properties fo:language="en" fo:country="US"/>
    </style:style>
    <style:style style:name="P16" style:family="paragraph" style:parent-style-name="Table_20_Contents">
      <style:paragraph-properties fo:text-align="center" style:justify-single-word="false"/>
    </style:style>
    <style:style style:name="P17" style:family="paragraph" style:parent-style-name="List_20_1_20_Start">
      <style:text-properties fo:language="en" fo:country="US"/>
    </style:style>
    <style:style style:name="P18"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19" style:family="paragraph" style:parent-style-name="Heading_20_3">
      <style:text-properties fo:language="en" fo:country="US"/>
    </style:style>
    <style:style style:name="P20" style:family="paragraph" style:parent-style-name="List_20_1">
      <style:text-properties fo:language="en" fo:country="US"/>
    </style:style>
    <style:style style:name="P21"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2" style:family="paragraph" style:parent-style-name="List_20_1" style:list-style-name="List_20_1">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24" style:family="paragraph" style:parent-style-name="List_20_1">
      <style:text-properties fo:language="en" fo:country="US" fo:font-weight="bold" style:font-weight-asian="bold" style:font-weight-complex="bold"/>
    </style:style>
    <style:style style:name="P25" style:family="paragraph" style:parent-style-name="List_20_1_20_End">
      <style:text-properties fo:language="en" fo:country="US"/>
    </style:style>
    <style:style style:name="P26"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27"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28" style:family="paragraph" style:parent-style-name="Heading_20_1">
      <style:text-properties fo:language="en" fo:country="US"/>
    </style:style>
    <style:style style:name="P29" style:family="paragraph" style:parent-style-name="Heading_20_1">
      <style:paragraph-properties fo:break-before="page"/>
      <style:text-properties fo:language="en" fo:country="US"/>
    </style:style>
    <style:style style:name="P30" style:family="paragraph" style:parent-style-name="Heading_20_2">
      <style:text-properties fo:language="en" fo:country="US"/>
    </style:style>
    <style:style style:name="P31" style:family="paragraph" style:parent-style-name="Heading_20_2" style:master-page-name="First_20_Page">
      <style:paragraph-properties style:page-number="auto"/>
      <style:text-properties fo:language="en" fo:country="US"/>
    </style:style>
    <style:style style:name="P32" style:family="paragraph" style:parent-style-name="Heading_20_2">
      <style:paragraph-properties fo:break-before="page"/>
      <style:text-properties fo:language="en" fo:country="US"/>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fo:background-color="transparent" style:language-asian="en" style:country-asian="US" style:font-style-asian="normal" style:language-complex="ar" style:country-complex="SA" style:font-style-complex="normal" loext:char-shading-value="0"/>
    </style:style>
    <style:style style:name="T3" style:family="text">
      <style:text-properties fo:language="en" fo:country="US"/>
    </style:style>
    <style:style style:name="T4" style:family="text">
      <style:text-properties fo:language="en" fo:country="US" fo:font-style="normal" style:language-asian="en" style:country-asian="US" style:font-style-asian="normal" style:language-complex="ar" style:country-complex="SA" style:font-style-complex="normal"/>
    </style:style>
    <style:style style:name="T5" style:family="text">
      <style:text-properties fo:language="en" fo:country="US" fo:font-style="italic" style:font-style-asian="italic" style:font-style-complex="italic"/>
    </style:style>
    <style:style style:name="T6" style:family="text">
      <style:text-properties fo:background-color="transparent" loext:char-shading-value="0"/>
    </style:style>
    <style:style style:name="T7" style:family="text">
      <style:text-properties fo:font-style="italic" style:font-style-asian="italic" style:font-style-complex="italic"/>
    </style:style>
    <style:style style:name="T8" style:family="text">
      <style:text-properties fo:font-style="italic" style:language-asian="en" style:country-asian="US" style:font-style-asian="italic" style:language-complex="ar" style:country-complex="SA" style:font-style-complex="italic"/>
    </style:style>
    <style:style style:name="T9" style:family="text">
      <style:text-properties fo:font-style="italic" fo:background-color="transparent" style:language-asian="en" style:country-asian="US" style:font-style-asian="italic" style:language-complex="ar" style:country-complex="SA" style:font-style-complex="italic" loext:char-shading-value="0"/>
    </style:style>
    <style:style style:name="T10" style:family="text">
      <style:text-properties style:text-position="super 58%" fo:language="en" fo:country="US"/>
    </style:style>
    <style:style style:name="T11" style:family="text">
      <style:text-properties style:use-window-font-color="true" style:font-name="Ubuntu"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010413251408" text:id="ct140010413251408">
          <text:insertion>
            <office:change-info>
              <dc:creator>Denis Kotlar</dc:creator>
              <dc:date>2020-06-15T08:14:00</dc:date>
            </office:change-info>
          </text:insertion>
        </text:changed-region>
        <text:changed-region xml:id="ct140010412821512" text:id="ct140010412821512">
          <text:insertion>
            <office:change-info>
              <dc:creator>Denis Kotlar</dc:creator>
              <dc:date>2020-06-15T08:14:00</dc:date>
            </office:change-info>
          </text:insertion>
        </text:changed-region>
        <text:changed-region xml:id="ct140011169172488" text:id="ct140011169172488">
          <text:insertion>
            <office:change-info>
              <dc:creator>Denis Kotlar</dc:creator>
              <dc:date>2020-06-15T08:14:00</dc:date>
            </office:change-info>
          </text:insertion>
        </text:changed-region>
        <text:changed-region xml:id="ct140010410466888" text:id="ct140010410466888">
          <text:insertion>
            <office:change-info>
              <dc:creator>Denis Kotlar</dc:creator>
              <dc:date>2020-06-15T08:14:00</dc:date>
            </office:change-info>
          </text:insertion>
        </text:changed-region>
        <text:changed-region xml:id="ct140010412986120" text:id="ct140010412986120">
          <text:insertion>
            <office:change-info>
              <dc:creator>Denis Kotlar</dc:creator>
              <dc:date>2020-06-15T08:14:00</dc:date>
            </office:change-info>
          </text:insertion>
        </text:changed-region>
        <text:changed-region xml:id="ct140010412819784" text:id="ct140010412819784">
          <text:insertion>
            <office:change-info>
              <dc:creator>Denis Kotlar</dc:creator>
              <dc:date>2020-06-15T08:14:00</dc:date>
            </office:change-info>
          </text:insertion>
        </text:changed-region>
        <text:changed-region xml:id="ct140010413341704" text:id="ct140010413341704">
          <text:insertion>
            <office:change-info>
              <dc:creator>Denis Kotlar</dc:creator>
              <dc:date>2020-06-15T08:14:00</dc:date>
            </office:change-info>
          </text:insertion>
        </text:changed-region>
        <text:changed-region xml:id="ct140010408022600" text:id="ct140010408022600">
          <text:insertion>
            <office:change-info>
              <dc:creator>Denis Kotlar</dc:creator>
              <dc:date>2020-08-24T10:02:00</dc:date>
            </office:change-info>
          </text:insertion>
        </text:changed-region>
        <text:changed-region xml:id="ct140010412731032" text:id="ct140010412731032">
          <text:insertion>
            <office:change-info>
              <dc:creator>Denis Kotlar</dc:creator>
              <dc:date>2020-06-15T08:14:00</dc:date>
            </office:change-info>
          </text:insertion>
        </text:changed-region>
        <text:changed-region xml:id="ct140010407187992" text:id="ct140010407187992">
          <text:insertion>
            <office:change-info>
              <dc:creator>Denis Kotlar</dc:creator>
              <dc:date>2020-08-24T10:17:00</dc:date>
            </office:change-info>
          </text:insertion>
        </text:changed-region>
        <text:changed-region xml:id="ct140010413646608" text:id="ct140010413646608">
          <text:insertion>
            <office:change-info>
              <dc:creator>Denis Kotlar</dc:creator>
              <dc:date>2020-06-15T18:55:15</dc:date>
            </office:change-info>
          </text:insertion>
        </text:changed-region>
        <text:changed-region xml:id="ct140010413338632" text:id="ct140010413338632">
          <text:insertion>
            <office:change-info>
              <dc:creator>Denis Kotlar</dc:creator>
              <dc:date>2020-06-15T18:56:22</dc:date>
            </office:change-info>
          </text:insertion>
        </text:changed-region>
        <text:changed-region xml:id="ct140010413645584" text:id="ct140010413645584">
          <text:insertion>
            <office:change-info>
              <dc:creator>Denis Kotlar</dc:creator>
              <dc:date>2020-08-24T10:01:00</dc:date>
            </office:change-info>
          </text:insertion>
        </text:changed-region>
        <text:changed-region xml:id="ct140010413646992" text:id="ct140010413646992">
          <text:insertion>
            <office:change-info>
              <dc:creator>Denis Kotlar</dc:creator>
              <dc:date>2020-08-24T10:02:00</dc:date>
            </office:change-info>
          </text:insertion>
        </text:changed-region>
        <text:changed-region xml:id="ct140010414076120" text:id="ct140010414076120">
          <text:deletion>
            <office:change-info>
              <dc:creator>Denis Kotlar</dc:creator>
              <dc:date>2020-06-22T18:02:00</dc:date>
            </office:change-info>
            <text:list xml:id="list695882277802290510" text:style-name="List_20_1">
              <text:list-item>
                <text:p text:style-name="P1">2.0 OTG</text:p>
              </text:list-item>
            </text:list>
          </text:deletion>
        </text:changed-region>
        <text:changed-region xml:id="ct140010413109008" text:id="ct140010413109008">
          <text:insertion>
            <office:change-info>
              <dc:creator>Denis Kotlar</dc:creator>
              <dc:date>2020-06-22T18:02:00</dc:date>
            </office:change-info>
          </text:insertion>
        </text:changed-region>
        <text:changed-region xml:id="ct140011169172296" text:id="ct140011169172296">
          <text:insertion>
            <office:change-info>
              <dc:creator>Denis Kotlar</dc:creator>
              <dc:date>2020-07-06T16: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8826125390110581845" text:style-name="Outline">
        <text:list-item>
          <text:list>
            <text:list-item>
              <text:h text:style-name="P31" text:outline-level="2">Legal notices</text:h>
            </text:list-item>
          </text:list>
        </text:list-item>
      </text:list>
      <text:p text:style-name="P7">The information in this document is subject to change without notice.</text:p>
      <text:p text:style-name="P7"/>
      <text:p text:style-name="P7">Envox d.o.o. makes no warranty of any kind with regard to this manual, including, but not limited to, the implied warranties of merchantability and fitness for a particular purpose.</text:p>
      <text:p text:style-name="P7">Envox d.o.o. shall not be held liable for errors contained herein or direct, indirect, special, incidental or consequential damages in connection with the furnishing, performance, or use of this material.</text:p>
      <text:p text:style-name="P7"/>
      <text:p text:style-name="Standard"><text:span text:style-name="T3">This document is released under </text:span><text:span text:style-name="T5">open license FDL v1.3</text:span><text:span text:style-name="T3">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3">.</text:span></text:p>
      <text:p text:style-name="P7"/>
      <text:list xml:id="list1605134760" text:continue-numbering="true" text:style-name="Outline">
        <text:list-item>
          <text:list>
            <text:list-item>
              <text:h text:style-name="P30" text:outline-level="2">Contact Us</text:h>
            </text:list-item>
          </text:list>
        </text:list-item>
      </text:list>
      <text:p text:style-name="P7">If you have any problem or requirement when using EEZ products or this manual, please contact Envox:</text:p>
      <text:p text:style-name="P7"><text:tab/><text:span text:style-name="T7">E-mail</text:span>: support@envox.hr</text:p>
      <text:p text:style-name="P7"><text:tab/><text:span text:style-name="T7">Website</text:span>: www.envox.hr</text:p>
      <text:p text:style-name="P7"/>
      <text:list xml:id="list1571133778" text:continue-numbering="true" text:style-name="Outline">
        <text:list-item>
          <text:list>
            <text:list-item>
              <text:h text:style-name="P30" text:outline-level="2">Acknowledgments</text:h>
            </text:list-item>
          </text:list>
        </text:list-item>
      </text:list>
      <text:p text:style-name="P7">Icons made by <text:span text:style-name="T7">pixel-perfect</text:span> and <text:span text:style-name="T7">freepik</text:span> from flaticon.com</text:p>
      <text:p text:style-name="P7">Document created in OpenOffice / LibreOffice</text:p>
      <text:p text:style-name="P7">Proofreading by <text:span text:style-name="T7">@xlfe</text:span> <text:change-start text:change-id="ct140010413251408"/></text:p>
      <text:p text:style-name="P7"/>
      <text:list xml:id="list1615669265" text:continue-numbering="true" text:style-name="Outline">
        <text:list-item>
          <text:list>
            <text:list-item>
              <text:h text:style-name="Heading_20_2" text:outline-level="2">Revision history<text:change-end text:change-id="ct140010413251408"/></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6"><text:change-start text:change-id="ct140010412821512"/>Date<text:change-end text:change-id="ct140010412821512"/></text:p>
          </table:table-cell>
          <table:table-cell table:style-name="Table1.A1" office:value-type="string">
            <text:p text:style-name="P16"><text:change-start text:change-id="ct140011169172488"/>Version<text:change-end text:change-id="ct140011169172488"/></text:p>
          </table:table-cell>
          <table:table-cell table:style-name="Table1.C1" office:value-type="string">
            <text:p text:style-name="P16"><text:change-start text:change-id="ct140010410466888"/>Changes<text:change-end text:change-id="ct140010410466888"/></text:p>
          </table:table-cell>
        </table:table-row>
        <table:table-row>
          <table:table-cell table:style-name="Table1.A2" office:value-type="string">
            <text:p text:style-name="P16"><text:change-start text:change-id="ct140010412986120"/>2020-05-10<text:change-end text:change-id="ct140010412986120"/></text:p>
          </table:table-cell>
          <table:table-cell table:style-name="Table1.A2" office:value-type="string">
            <text:p text:style-name="P16"><text:change-start text:change-id="ct140010412819784"/>1.01<text:change-end text:change-id="ct140010412819784"/></text:p>
          </table:table-cell>
          <table:table-cell table:style-name="Table1.C2" office:value-type="string">
            <text:p text:style-name="Table_20_Contents"><text:change-start text:change-id="ct140010413341704"/>New calibration procedure</text:p>
            <text:p text:style-name="Table_20_Contents">Firmware upgrade corrections<text:change-end text:change-id="ct140010413341704"/></text:p>
          </table:table-cell>
        </table:table-row>
        <table:table-row>
          <table:table-cell table:style-name="Table1.A2" office:value-type="string">
            <text:p text:style-name="P16"><text:change-start text:change-id="ct140010408022600"/>2020-08-24<text:change-end text:change-id="ct140010408022600"/></text:p>
          </table:table-cell>
          <table:table-cell table:style-name="Table1.A2" office:value-type="string">
            <text:p text:style-name="P16"><text:change-start text:change-id="ct140010412731032"/>1.02<text:change-end text:change-id="ct140010412731032"/></text:p>
          </table:table-cell>
          <table:table-cell table:style-name="Table1.C2" office:value-type="string">
            <text:p text:style-name="Table_20_Contents"><text:change-start text:change-id="ct140010407187992"/>Two modules display view</text:p>
            <text:p text:style-name="Table_20_Contents">Display test</text:p>
            <text:p text:style-name="Table_20_Contents">USB OTG, mouse and mass storage</text:p>
            <text:p text:style-name="Table_20_Contents"><text:change-end text:change-id="ct140010407187992"/><text:change-start text:change-id="ct140010413646608"/>Peripheral module firmware upgrade<text:change-end text:change-id="ct140010413646608"/><text:change-start text:change-id="ct140010413338632"/></text:p>
            <text:p text:style-name="Table_20_Contents">Logged data transfer to a computer<text:change-end text:change-id="ct140010413338632"/><text:change-start text:change-id="ct140010413645584"/></text:p>
            <text:p text:style-name="Table_20_Contents"><text:change-end text:change-id="ct140010413645584"/><text:change-start text:change-id="ct140010413646992"/>Additional notice in calibration section <text:change-end text:change-id="ct140010413646992"/></text:p>
          </table:table-cell>
        </table:table-row>
      </table:table>
      <text:p text:style-name="P7"/>
      <text:p text:style-name="P7"/>
      <text:list xml:id="list423535238" text:continue-numbering="true" text:style-name="Outline">
        <text:list-item>
          <text:list>
            <text:list-item>
              <text:h text:style-name="P32" text:outline-level="2">Who Should Use This Manual</text:h>
            </text:list-item>
          </text:list>
        </text:list-item>
      </text:list>
      <text:p text:style-name="P7">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7"/>
      <text:list xml:id="list1335144864" text:continue-numbering="true" text:style-name="Outline">
        <text:list-item>
          <text:list>
            <text:list-item>
              <text:h text:style-name="P30" text:outline-level="2"><text:bookmark text:name="safety_requirements"/>Safety Requirements</text:h>
            </text:list-item>
          </text:list>
        </text:list-item>
      </text:list>
      <text:p text:style-name="P7"><text:span text:style-name="T2">The EEZ BB3</text:span><text:span text:style-name="T1"> is only designated for use in laboratory, residential, business, commercial or small business settings.</text:span></text:p>
      <text:p text:style-name="P8"/>
      <text:p text:style-name="P8">The EEZ BB3 should only be used for its designated purpose. You must observe all safety and usage instructions documented in this manual and the operating conditions and performance limitations as detailed in the data sheet. </text:p>
      <text:p text:style-name="P8"/>
      <text:p text:style-name="P8">This product documentation helps you to use a EEZ BB3 safely and efficiently. </text:p>
      <text:p text:style-name="P8">Keep the product documentation in a safe place and pass it on to the subsequent users.</text:p>
      <text:p text:style-name="P8"/>
      <text:p text:style-name="P8">To avoid any injuries or damage to the EEZ BB3 or any device connected to it you must review the following safety advice carefully before operating the device. Only use the EEZ BB3 as outlined in this manual.</text:p>
      <text:list xml:id="list1555908513" text:continue-list="list695882277802290510" text:style-name="List_20_1">
        <text:list-item>
          <text:p text:style-name="P18">Use an AC line power cord designed for the EEZ BB3 and authorized by your local regulations. Ensure it is not damaged in any way before connecting it.</text:p>
        </text:list-item>
        <text:list-item>
          <text:p text:style-name="P24">The EEZ BB3 is grounded through the Protective Earth (PE) lead of the AC line power cord. To <text:span text:style-name="T1">avoid electric shock, it is essential to connect the earth terminal of the AC line power cord to the Protective Earth terminal before any inputs or outputs.</text:span></text:p>
        </text:list-item>
        <text:list-item>
          <text:p text:style-name="P21">To avoid fire or shock hazard, observe all ratings and markers on the EEZ BB3 and check your manual for more information about ratings before connecting.</text:p>
        </text:list-item>
        <text:list-item>
          <text:p text:style-name="P21">Do not connect the AC line power cord or operate the EEZ BB3 with its covers or panels removed.</text:p>
        </text:list-item>
        <text:list-item>
          <text:p text:style-name="P21">Make sure that fuses specified for installed modules and AC line voltage are installed.</text:p>
        </text:list-item>
        <text:list-item>
          <text:p text:style-name="P21">If you suspect that the EEZ BB3 is damaged or not operating correctly (e.g. the power up self-test failed or any function does not work as expected) disconnect the device and contact Envox support.</text:p>
        </text:list-item>
        <text:list-item>
          <text:p text:style-name="P21">Ensure adequate clearance to the rear panel cooling fan air intake. Inadequate ventilation may result in high temperature and premature or multiple triggers of the OTP (over-temperature protection).</text:p>
        </text:list-item>
        <text:list-item>
          <text:p text:style-name="P21">In order to avoid short circuit or electric shock, please do not operate the EEZ BB3 in a humid environment.</text:p>
        </text:list-item>
        <text:list-item>
          <text:p text:style-name="P21">In order to avoid damaging the device or personal injury, do not expose the device to flammable gasses.</text:p>
        </text:list-item>
        <text:list-item>
          <text:p text:style-name="P21">Keep EEZ BB3 surfaces clean and dry to avoid the influence of dust and/or moisture in the operating environment.</text:p>
        </text:list-item>
        <text:list-item>
          <text:p text:style-name="P25">Operate in an electrostatic discharge protective area to avoid damage induced by static discharge.</text:p>
        </text:list-item>
      </text:list>
      <text:list xml:id="list898937844" text:continue-list="list1335144864" text:style-name="Outline">
        <text:list-item>
          <text:list>
            <text:list-item>
              <text:list>
                <text:list-item>
                  <text:h text:style-name="P19" text:outline-level="3">Risk of electric shock</text:h>
                </text:list-item>
              </text:list>
            </text:list-item>
          </text:list>
        </text:list-item>
      </text:list>
      <text:p text:style-name="P7">The casing and all chassis parts are connected to a Protective Earth (PE) conductor. Disconnection of the earthed protective connection inside or outside the EEZ BB3 is prohibited.</text:p>
      <text:p text:style-name="P7"/>
      <text:list xml:id="list370283291" text:continue-numbering="true" text:style-name="Outline">
        <text:list-item>
          <text:list>
            <text:list-item>
              <text:list>
                <text:list-item>
                  <text:h text:style-name="P19" text:outline-level="3">Risk of electric shock due to exceeding low voltage protection</text:h>
                </text:list-item>
              </text:list>
            </text:list-item>
          </text:list>
        </text:list-item>
      </text:list>
      <text:p text:style-name="P7">Output coupling of two power module in series provides voltage as high as 80 V. In this case, any contact with live components is life threatening. Only qualified and trained personnel should operate the EEZ BB3 and any connected loads.</text:p>
      <text:p text:style-name="P7"/>
      <text:list xml:id="list1152912127" text:continue-numbering="true" text:style-name="Outline">
        <text:list-item>
          <text:list>
            <text:list-item>
              <text:h text:style-name="P30" text:outline-level="2"><text:soft-page-break/>Care and cleaning</text:h>
            </text:list-item>
          </text:list>
        </text:list-item>
      </text:list>
      <text:p text:style-name="P7">Do not store or leave the EEZ BB3 where it will be exposed to direct sunlight for extended periods as this may result in damage to the TFT display.</text:p>
      <text:p text:style-name="P7"/>
      <text:p text:style-name="P7">It is recommended to clean the EEZ BB3 regularly according to its operating conditions. To clean the exterior surface, perform the following steps:</text:p>
      <text:list xml:id="list1438796447" text:continue-list="list1555908513" text:style-name="List_20_1">
        <text:list-item>
          <text:p text:style-name="P17">Disconnect the EEZ BB3 from AC line power</text:p>
        </text:list-item>
        <text:list-item>
          <text:p text:style-name="P25">Use a lint-free cloth (with a mild detergent or water) to clean the loose dust on the outside of the EEZ BB3. Take extra care when cleaning the TFT display to avoid scratching it.</text:p>
        </text:list-item>
      </text:list>
      <text:p text:style-name="P7"/>
      <text:p text:style-name="P10">WARNING: To avoid injury resulting from short circuit, make sure the EEZ BB3 is completely dry before connecting it to AC line power.</text:p>
      <text:p text:style-name="P10"/>
      <text:list xml:id="list1984871875" text:continue-list="list1152912127" text:style-name="Outline">
        <text:list-item>
          <text:list>
            <text:list-item>
              <text:h text:style-name="P30" text:outline-level="2">Environmental Considerations</text:h>
            </text:list-item>
          </text:list>
        </text:list-item>
      </text:list>
      <text:p text:style-name="P8">The following symbol indicates that this product complies with the applicable European Union requirements according to Directives 2012/19/EU on waste electrical and electronic equipment (WEEE) and batteries.</text:p>
      <text:p text:style-name="P7"><draw:frame draw:style-name="fr2" draw:name="bb3_man_weee.png" text:anchor-type="paragraph" svg:x="1.31mm" svg:y="2.95mm" svg:width="14.99mm" svg:height="20.78mm" draw:z-index="0"><draw:image xlink:href="Pictures/10000201000001A4000002552C0C4FC7.png" xlink:type="simple" xlink:show="embed" xlink:actuate="onLoad"/></draw:frame></text:p>
      <text:list xml:id="list1104223111" text:continue-numbering="true" text:style-name="Outline">
        <text:list-item>
          <text:list>
            <text:list-item>
              <text:h text:style-name="P30" text:outline-level="2">Product End-of-Life Handling</text:h>
            </text:list-item>
          </text:list>
        </text:list-item>
      </text:list>
      <text:p text:style-name="P8">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940337093" text:continue-numbering="true" text:style-name="Outline">
        <text:list-item>
          <text:h text:style-name="P29" text:outline-level="1">Key features </text:h>
        </text:list-item>
      </text:list>
      <text:p text:style-name="P8"><text:span text:style-name="T6">The EEZ BB3 is a modular DC power supply with multiple isolated channels, combined power output up to 465 W, maximum voltage output ranging from 20 to 80 V and maximum current output of up to 10 A. The graphical user interface features a large color TFT touch-screen display combined with an incremental encoder providing a clear, responsive and easy to operate interface. </text:span>Outstanding key features of the EEZ BB3 are: </text:p>
      <text:p text:style-name="P8"/>
      <text:list xml:id="list1372984110" text:continue-numbering="true" text:style-name="Outline">
        <text:list-item>
          <text:list>
            <text:list-item>
              <text:h text:style-name="P30" text:outline-level="2">General</text:h>
            </text:list-item>
          </text:list>
        </text:list-item>
      </text:list>
      <text:list xml:id="list925147299" text:continue-list="list1438796447" text:style-name="List_20_1">
        <text:list-item>
          <text:p text:style-name="List_20_1">Modular and open-source design based on <text:a xlink:type="simple" xlink:href="https://www.envox.hr/eez/eez-dib/dib-v1-0-specification.html" office:target-frame-name="_blank" xlink:show="new" text:style-name="Internet_20_link" text:visited-style-name="Visited_20_Internet_20_Link">EEZ DIB v1.0</text:a> specification enabling multiple configurations and future-proof upgrading</text:p>
        </text:list-item>
        <text:list-item>
          <text:p text:style-name="P21">Three module slots for installation of different power modules in any combination</text:p>
        </text:list-item>
        <text:list-item>
          <text:p text:style-name="P21">Minimized wire harness and easily accessible modules simplify assembly, upgrade and maintenance</text:p>
        </text:list-item>
        <text:list-item>
          <text:p text:style-name="P21">High performance 32-bit ARM Cortex M7 master MCU</text:p>
        </text:list-item>
        <text:list-item>
          <text:p text:style-name="P21">Power output coupling <text:span text:style-name="T7">without</text:span> external wiring thanks to built in power relays that provide coupling in series, parallel or split rail for two modules and common ground for all three modules</text:p>
        </text:list-item>
        <text:list-item>
          <text:p text:style-name="P21">Down-programmer with high current capability (DCP405 module only)</text:p>
        </text:list-item>
        <text:list-item>
          <text:p text:style-name="P21">Full range auto-switch AC input (115 / 230 Vac)</text:p>
        </text:list-item>
        <text:list-item>
          <text:p text:style-name="P21">Low noise Ø80 mm cooling fan with speed algorithm based on multiple temperature sensors and output current readings</text:p>
        </text:list-item>
        <text:list-item>
          <text:p text:style-name="P21">Compact size: 290 (W) x 123 (H) x 240 (D) mm</text:p>
        </text:list-item>
        <text:list-item>
          <text:p text:style-name="List_20_1_20_End"><text:span text:style-name="T3">Free and open source </text:span><text:a xlink:type="simple" xlink:href="https://github.com/eez-open/modular-psu-firmware" office:target-frame-name="_blank" xlink:show="new" text:style-name="Internet_20_link" text:visited-style-name="Visited_20_Internet_20_Link">software</text:a><text:span text:style-name="T3"> and open source </text:span><text:a xlink:type="simple" xlink:href="https://github.com/eez-open/modular-psu" office:target-frame-name="_blank" xlink:show="new" text:style-name="Internet_20_link" text:visited-style-name="Visited_20_Internet_20_Link">hardware</text:a><text:span text:style-name="T3"> design</text:span></text:p>
        </text:list-item>
      </text:list>
      <text:list xml:id="list1804679071" text:continue-list="list1372984110" text:style-name="Outline">
        <text:list-item>
          <text:list>
            <text:list-item>
              <text:h text:style-name="P30" text:outline-level="2">User interface and programming</text:h>
            </text:list-item>
          </text:list>
        </text:list-item>
      </text:list>
      <text:list xml:id="list688919180" text:continue-list="list925147299" text:style-name="List_20_1">
        <text:list-item>
          <text:p text:style-name="List_20_1">Large color 4.3” (470 x 272) TFT touch-screen display as human machine interface (HMI) for fast and simple navigation through all available options and each channel's detailed information</text:p>
        </text:list-item>
        <text:list-item>
          <text:p text:style-name="P21">Multiple color themes</text:p>
        </text:list-item>
        <text:list-item>
          <text:p text:style-name="P21">Encoder with switch plus user-defined switch complement the TFT touch-screen for even faster and easier navigation</text:p>
        </text:list-item>
        <text:list-item>
          <text:p text:style-name="P21">Ten user-defined profiles with power-up recall control</text:p>
        </text:list-item>
        <text:list-item>
          <text:p text:style-name="P21">Calibration wizard</text:p>
        </text:list-item>
        <text:list-item>
          <text:p text:style-name="P21">High programming and readback resolution for applications with the highest demands</text:p>
        </text:list-item>
        <text:list-item>
          <text:p text:style-name="P21">Independent real-time voltage, current and power measurement of all installed channels</text:p>
        </text:list-item>
        <text:list-item>
          <text:p text:style-name="P21">Four display modes: numerical, horizontal bar, vertical bar and YT-view</text:p>
        </text:list-item>
        <text:list-item>
          <text:p text:style-name="P21">Two YT-view modes (cursor or data scroll) and with high refresh rate (down to 10 mS)</text:p>
        </text:list-item>
        <text:list-item>
          <text:p text:style-name="P21">Output Enable (OE) synchronization and sequencing with programmable delays</text:p>
        </text:list-item>
        <text:list-item>
          <text:p text:style-name="P21">Arbitrary waveform generation function with user friendly GUI for both voltage and current</text:p>
        </text:list-item>
        <text:list-item>
          <text:p text:style-name="P21">Multi-channel tracking function</text:p>
        </text:list-item>
        <text:list-item>
          <text:p text:style-name="P21">Simple to use data logger and viewer</text:p>
        </text:list-item>
        <text:list-item>
          <text:p text:style-name="P21">File manager</text:p>
        </text:list-item>
        <text:list-item>
          <text:p text:style-name="P21">USB DFU firmware upgrade for master MCU and slave MCUs on peripheral boards</text:p>
        </text:list-item>
        <text:list-item>
          <text:p text:style-name="P21">Trigger system with various inputs (manual, software, digital input, etc.)</text:p>
        </text:list-item>
        <text:list-item>
          <text:p text:style-name="P20">Comprehensive SCPI support (300+ commands)</text:p>
        </text:list-item>
        <text:list-item>
          <text:p text:style-name="P20"><text:a xlink:type="simple" xlink:href="https://micropython.org/" office:target-frame-name="_blank" xlink:show="new" text:style-name="Internet_20_link" text:visited-style-name="Visited_20_Internet_20_Link">MicroPython</text:a> scripting</text:p>
        </text:list-item>
        <text:list-item>
          <text:p text:style-name="P20"><text:a xlink:type="simple" xlink:href="https://mqtt.org/" office:target-frame-name="_blank" xlink:show="new" text:style-name="Internet_20_link" text:visited-style-name="Visited_20_Internet_20_Link">MQTT</text:a> support for IoT networking</text:p>
        </text:list-item>
        <text:list-item>
          <text:p text:style-name="List_20_1_20_End"><text:span text:style-name="T3">Cross-platform (Linux, OS X, Windows) </text:span><text:a xlink:type="simple" xlink:href="https://www.envox.hr/eez/studio/studio-introduction.html" office:target-frame-name="_blank" xlink:show="new" text:style-name="Internet_20_link" text:visited-style-name="Visited_20_Internet_20_Link">EEZ Studio</text:a><text:span text:style-name="T3"> comes with intuitive HMI editor and provides centralized control, programming, data acquisition and analysis of multiple EEZ BB3 and 3</text:span><text:span text:style-name="T10">rd</text:span><text:span text:style-name="T3"> party SCPI-enabled instruments. Free to </text:span><text:a xlink:type="simple" xlink:href="https://github.com/eez-open/studio/releases" office:target-frame-name="_blank" xlink:show="new" text:style-name="Internet_20_link" text:visited-style-name="Visited_20_Internet_20_Link">download</text:a></text:p>
        </text:list-item>
      </text:list>
      <text:p text:style-name="Standard"/>
      <text:list xml:id="list1010169631" text:continue-list="list1804679071" text:style-name="Outline">
        <text:list-item>
          <text:list>
            <text:list-item>
              <text:h text:style-name="P32" text:outline-level="2">Connectivity</text:h>
            </text:list-item>
          </text:list>
        </text:list-item>
      </text:list>
      <text:list xml:id="list476216429" text:continue-list="list688919180" text:style-name="List_20_1">
        <text:list-item>
          <text:p text:style-name="P21">Remote control via Ethernet or USB interface</text:p>
        </text:list-item>
        <text:list-item>
          <text:p text:style-name="P21">Removable Micro SD card</text:p>
        </text:list-item>
        <text:list-item>
          <text:p text:style-name="P21">10/100 Mbit/s Ethernet with Auto-negotiation and <text:a xlink:type="simple" xlink:href="https://en.wikipedia.org/wiki/Medium-dependent_interface#Auto_MDI-X" office:target-frame-name="_blank" xlink:show="new" text:style-name="Internet_20_link" text:visited-style-name="Visited_20_Internet_20_Link">Auto-MDIX</text:a></text:p>
        </text:list-item>
        <text:list-item>
          <text:p text:style-name="P21">USB <text:change text:change-id="ct140010414076120"/><text:change-start text:change-id="ct140010413109008"/>FS<text:change-end text:change-id="ct140010413109008"/><text:change-start text:change-id="ct140011169172296"/> with <text:a xlink:type="simple" xlink:href="https://en.wikipedia.org/wiki/USB_On-The-Go" office:target-frame-name="_blank" xlink:show="new" text:style-name="Internet_20_link" text:visited-style-name="Visited_20_Internet_20_Link">OTG</text:a> (virtual COM port, mass storage, mouse support)<text:change-end text:change-id="ct140011169172296"/></text:p>
        </text:list-item>
        <text:list-item>
          <text:p text:style-name="P21">RTC with battery backup and NTP synchronization (via Ethernet)</text:p>
        </text:list-item>
        <text:list-item>
          <text:p text:style-name="List_20_1_20_End">Digital control lines (2 x input + 2 x output, buffered and protected)</text:p>
        </text:list-item>
      </text:list>
      <text:list xml:id="list2053892690" text:continue-list="list1010169631" text:style-name="Outline">
        <text:list-item>
          <text:list>
            <text:list-item>
              <text:h text:style-name="P30" text:outline-level="2">Protections and controls</text:h>
            </text:list-item>
          </text:list>
        </text:list-item>
      </text:list>
      <text:list xml:id="list277831172" text:continue-list="list476216429" text:style-name="List_20_1">
        <text:list-item>
          <text:p text:style-name="P21">AC soft-start (inrush current limiter) and standby control</text:p>
        </text:list-item>
        <text:list-item>
          <text:p text:style-name="P21">AC input protection (MOV, VAR, SAR)</text:p>
        </text:list-item>
        <text:list-item>
          <text:p text:style-name="P21">Multiple channel- and system-wide protections against over-voltage, over-current (with electronic fuse function), over-power and over-temperature with adjustable trip delay</text:p>
        </text:list-item>
        <text:list-item>
          <text:p text:style-name="P21">Remote sense reverse polarity protection (DCP405 module only)</text:p>
        </text:list-item>
        <text:list-item>
          <text:p text:style-name="P21">Fast over-voltage protection with triac crowbar (DCP405 module only)</text:p>
        </text:list-item>
        <text:list-item>
          <text:p text:style-name="P21">User interface lock function with password protections</text:p>
          <text:p text:style-name="P21"/>
        </text:list-item>
      </text:list>
      <text:p text:style-name="P8">For a detailed specification, refer to the data sheet.</text:p>
      <text:list xml:id="list940806792" text:continue-list="list2053892690" text:style-name="Outline">
        <text:list-item>
          <text:h text:style-name="P28" text:outline-level="1">Operation Environment </text:h>
        </text:list-item>
      </text:list>
      <text:list xml:id="list1162160278" text:continue-list="list277831172" text:style-name="List_20_1">
        <text:list-item>
          <text:p text:style-name="List_20_1">Location: Indoor, no direct sunlight, dust free, almost non-conductive pollution (note below) </text:p>
        </text:list-item>
        <text:list-item>
          <text:p text:style-name="P20">Relative Humidity: &lt; 80 % </text:p>
        </text:list-item>
        <text:list-item>
          <text:p text:style-name="P20">Altitude: &lt; 2000 m </text:p>
        </text:list-item>
        <text:list-item>
          <text:p text:style-name="P25">Temperature: 0°C to 40 °C </text:p>
        </text:list-item>
      </text:list>
      <text:p text:style-name="P8">(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287456069" text:continue-numbering="true" text:style-name="List_20_1">
        <text:list-item>
          <text:p text:style-name="P17">Pollution degree 1: No pollution or only dry, non-conductive pollution occurs. The pollution has no influence. </text:p>
        </text:list-item>
        <text:list-item>
          <text:p text:style-name="P20">Pollution degree 2: Normally only non-conductive pollution occurs. Occasionally, however, a temporary conductivity caused by condensation must be expected. </text:p>
        </text:list-item>
        <text:list-item>
          <text:p text:style-name="P25">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752564508" text:continue-list="list940806792" text:style-name="Outline">
        <text:list-item>
          <text:list>
            <text:list-item>
              <text:h text:style-name="P30" text:outline-level="2">Storage environment </text:h>
            </text:list-item>
          </text:list>
        </text:list-item>
      </text:list>
      <text:list xml:id="list2088144355" text:continue-list="list287456069" text:style-name="List_20_1">
        <text:list-item>
          <text:p text:style-name="List_20_1">Location: Indoor </text:p>
        </text:list-item>
        <text:list-item>
          <text:p text:style-name="P20">Relative Humidity: &lt; 70 % </text:p>
        </text:list-item>
        <text:list-item>
          <text:p text:style-name="P25">Temperature: −10 °C to 70 °C</text:p>
        </text:list-item>
      </text:list>
      <text:list xml:id="list1340075587" text:continue-list="list752564508" text:style-name="Outline">
        <text:list-item>
          <text:h text:style-name="P28" text:outline-level="1">Unpacking and Checking the EEZ BB3 </text:h>
        </text:list-item>
      </text:list>
      <text:p text:style-name="P8">To remove the EEZ BB3 from its packaging and check the equipment for completeness, proceed as follows: </text:p>
      <text:list xml:id="list620082990" text:continue-list="list2088144355" text:style-name="List_20_1">
        <text:list-item>
          <text:p text:style-name="P18">Check the package for damage</text:p>
        </text:list-item>
        <text:list-item>
          <text:p text:style-name="P21">Carefully unpack the EEZ BB3 and the accessories</text:p>
        </text:list-item>
        <text:list-item>
          <text:p text:style-name="P20"><text:span text:style-name="T1">Check the package contents for completeness using the </text:span><text:span text:style-name="T8">Delivery list</text:span><text:span text:style-name="T1"> and package contents</text:span></text:p>
        </text:list-item>
        <text:list-item>
          <text:p text:style-name="P26">Check the equipment for any visible shipping-related damage or other mechanical problems, e.g. loose parts inside </text:p>
        </text:list-item>
      </text:list>
      <text:p text:style-name="P8">If there is damage or anything missing, contact the supplier and the carrier who delivered the EEZ BB3. Do not operate the EEZ BB3 in this case. </text:p>
      <text:p text:style-name="P11"><text:soft-page-break/></text:p>
      <text:p text:style-name="P10"><text:span text:style-name="T8">Retain the original packing material. If the EEZ BB3 needs to be transported or shipped later, you can use the material to protect the exposed and fragile elements on the front panel.</text:span><text:span text:style-name="T1"> </text:span></text:p>
      <text:p text:style-name="P8"/>
      <text:p text:style-name="P8">The EEZ BB3 must be stored in dry, closed, indoor premises. If the EEZ BB3 was transported under extreme temperatures, it is recommended that you allow a minimum of two hours to reach the appropriate temperature before operating the EEZ BB3.</text:p>
      <text:p text:style-name="P8"/>
      <text:list xml:id="list1723444819" text:continue-list="list1340075587" text:style-name="Outline">
        <text:list-item>
          <text:list>
            <text:list-item>
              <text:h text:style-name="P30" text:outline-level="2">Delivery List </text:h>
              <text:list>
                <text:list-item>
                  <text:h text:style-name="Heading_20_3" text:outline-level="3">Assembled unit (<text:span text:style-name="T7">coming soon</text:span>)</text:h>
                </text:list-item>
              </text:list>
            </text:list-item>
          </text:list>
        </text:list-item>
      </text:list>
      <text:p text:style-name="P8">The EEZ BB3 comes with the following components: </text:p>
      <text:list xml:id="list812840130" text:continue-list="list620082990" text:style-name="List_20_1">
        <text:list-item>
          <text:p text:style-name="P17">EEZ BB3 preloaded with selected peripheral modules</text:p>
        </text:list-item>
        <text:list-item>
          <text:p text:style-name="P23">Two AC mains fuses for 115 V or 230 V operation </text:p>
        </text:list-item>
        <text:list-item>
          <text:p text:style-name="P23">AC mains cable for the selected region</text:p>
        </text:list-item>
        <text:list-item>
          <text:p text:style-name="P20"><text:span text:style-name="T9">Read me first </text:span><text:span text:style-name="T2">leaflet with links to online documentation</text:span></text:p>
        </text:list-item>
        <text:list-item>
          <text:p text:style-name="P27">Set of DC power cables, clip-on probes and crocodile clips (optional)</text:p>
        </text:list-item>
      </text:list>
      <text:list xml:id="list694616439" text:continue-list="list1723444819" text:style-name="Outline">
        <text:list-item>
          <text:list>
            <text:list-item>
              <text:list>
                <text:list-item>
                  <text:h text:style-name="Heading_20_3" text:outline-level="3">Kit version</text:h>
                </text:list-item>
              </text:list>
            </text:list-item>
          </text:list>
        </text:list-item>
      </text:list>
      <text:p text:style-name="note">The EEZ BB3 kit is not an end user product. As such it was not put into any conformance testing and it may not comply with some or any technical or legal requirement that are applicable to finished products including, without limitation, directives regarding electromagnetic compatibility, FCC, CE, or UL. </text:p>
      <text:p text:style-name="Standard"/>
      <text:p text:style-name="Standard">Assembling and using the EEZ BB3 requires an understanding of electronic circuits. Additionally, basic computer knowledge is recommended for performing firmware upgrades.</text:p>
      <text:p text:style-name="Standard">The EEZ BB3 comes in different kit versions. Typical content of the kit version:</text:p>
      <text:p text:style-name="Standard"/>
      <text:list xml:id="list1150722107" text:continue-list="list812840130" text:style-name="List_20_1">
        <text:list-item>
          <text:p text:style-name="List_20_1">Enclosure kit</text:p>
        </text:list-item>
        <text:list-item>
          <text:p text:style-name="P23">Wire harness, nuts&amp;bolts package</text:p>
        </text:list-item>
        <text:list-item>
          <text:p text:style-name="P23">Set of basic modules (<text:span text:style-name="T11">i.e.</text:span> AUX-PS, MCU and BP3C)</text:p>
        </text:list-item>
        <text:list-item>
          <text:p text:style-name="P23">Set of selected peripheral modules</text:p>
        </text:list-item>
        <text:list-item>
          <text:p text:style-name="P20"><text:span text:style-name="T9">Read me first </text:span><text:span text:style-name="T2">leaflet with links to online documentation</text:span></text:p>
        </text:list-item>
        <text:list-item>
          <text:p text:style-name="List_20_1_20_End">Set of DC power cables, clip-on probes and crocodile clips (optional)</text:p>
        </text:list-item>
      </text:list>
      <text:p text:style-name="Standard">Kit assembly instructions are available on the following link: <text:a xlink:type="simple" xlink:href="https://bit.ly/2VtWsZu" text:style-name="Internet_20_link" text:visited-style-name="Visited_20_Internet_20_Link">https://bit.ly/2VtWsZu</text:a></text:p>
      <text:p text:style-name="Standard"/>
      <text:list xml:id="list206116436" text:continue-list="list694616439" text:style-name="Outline">
        <text:list-item>
          <text:list>
            <text:list-item>
              <text:h text:style-name="P30" text:outline-level="2">Placing the EEZ BB3</text:h>
            </text:list-item>
          </text:list>
        </text:list-item>
      </text:list>
      <text:p text:style-name="P8">If the EEZ BB3 is operated on a bench top, the surface must be flat. You can place the EEZ BB3 horizontally, or in a slope position by unfolding the front feet. </text:p>
      <text:p text:style-name="P8"/>
      <text:p text:style-name="P9"><draw:frame draw:style-name="fr1" draw:name="Frame9" text:anchor-type="paragraph" svg:width="130mm" draw:z-index="1"><draw:text-box fo:min-height="55.93mm"><text:p text:style-name="P15"><draw:a xlink:type="simple" xlink:href="https://www.envox.hr/eez/images/bb3_man_adj_feet.png"><draw:frame draw:style-name="fr3" draw:name="bb3_man_adj_feet.png" text:anchor-type="paragraph" svg:width="130mm" svg:height="55.93mm" style:rel-height="scale" draw:z-index="2"><draw:image xlink:href="Pictures/10000201000005000000022B8129C261.png" xlink:type="simple" xlink:show="embed" xlink:actuate="onLoad"/></draw:frame></draw:a>Fig. <text:sequence text:ref-name="refFig.0" text:name="Fig." text:formula="ooow:Fig.+1" style:num-format="1">1</text:sequence>: Adjustable front feet</text:p></draw:text-box></draw:frame></text:p>
      <text:p text:style-name="P8">The feet can fold in if they are not folded out completely or if the EEZ BB3 is shifted. Collapsing feet can cause injury or damage the EEZ BB3. </text:p>
      <text:list xml:id="list132428232" text:continue-list="list1150722107" text:style-name="List_20_1">
        <text:list-item>
          <text:p text:style-name="P18"><text:soft-page-break/>Fold the feet completely in or out to ensure stability of the EEZ BB3. </text:p>
        </text:list-item>
        <text:list-item>
          <text:p text:style-name="P21">Never shift the EEZ BB3 when the feet are folded out. </text:p>
        </text:list-item>
        <text:list-item>
          <text:p text:style-name="P26">When the feet are folded out, do not work under the EEZ BB3 and avoid placing anything underneath. </text:p>
        </text:list-item>
      </text:list>
      <text:p text:style-name="Standard"><text:span text:style-name="T4">The front feet in folded out position can break if they are overloaded. The overall load on the folded out feet must not exceed 50 N. If the front feet are folded in, it is possible to stack the EEZ BB3 with </text:span>more instruments securely.</text:p>
      <text:p text:style-name="P9"/>
      <text:list xml:id="list1543883522" text:continue-list="list206116436" text:style-name="Outline">
        <text:list-item>
          <text:list>
            <text:list-item>
              <text:h text:style-name="P30" text:outline-level="2">Starting the EEZ BB3 </text:h>
            </text:list-item>
          </text:list>
        </text:list-item>
      </text:list>
      <text:p text:style-name="P8">The EEZ BB3 is equipped with an AC power supply connector, (IEC C14 type) which can be used with different AC power voltages in wide range without need to adjust manually input voltage or frequency.</text:p>
      <text:p text:style-name="P8"/>
      <text:p text:style-name="P10">IMPORTANT: The EEZ BB3 must only be connected to an outlet that has a functional ground contact </text:p>
      <text:list xml:id="list1510887476" text:continue-list="list132428232" text:style-name="List_20_1">
        <text:list-item>
          <text:p text:style-name="P17">Check the AC line voltage. </text:p>
        </text:list-item>
        <text:list-item>
          <text:p text:style-name="P20">Check the fuse type and if necessary replace the fuse type suitable for the line voltage.</text:p>
        </text:list-item>
        <text:list-item>
          <text:p text:style-name="P25">Connect the EEZ BB3 to the AC mains using the supplied power cable.</text:p>
        </text:list-item>
      </text:list>
      <text:list xml:id="list1657962921" text:continue-list="list1543883522" text:style-name="Outline">
        <text:list-item>
          <text:list>
            <text:list-item>
              <text:h text:style-name="P30" text:outline-level="2">Replacing the fuses</text:h>
            </text:list-item>
          </text:list>
        </text:list-item>
      </text:list>
      <text:p text:style-name="P8">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8"/>
      <text:p text:style-name="P8"><draw:frame draw:style-name="fr1" draw:name="Frame3" text:anchor-type="paragraph" svg:width="130mm" draw:z-index="7"><draw:text-box fo:min-height="47.91mm"><text:p text:style-name="Caption"><draw:a xlink:type="simple" xlink:href="https://www.envox.hr/eez/images/bb3_man_fuse_replacement.jpg"><draw:frame draw:style-name="fr3" draw:name="bb3_man_fuse_replacement.jpg" text:anchor-type="paragraph" svg:width="130mm" svg:height="47.91mm" style:rel-height="scale" draw:z-index="8"><draw:image xlink:href="Pictures/1000000000000500000001D9ABA4EA29.jpg" xlink:type="simple" xlink:show="embed" xlink:actuate="onLoad"/></draw:frame></draw:a>Fig. <text:sequence text:ref-name="refFig.1" text:name="Fig." text:formula="ooow:Fig.+1" style:num-format="1">2</text:sequence>: Opening the fuse holder</text:p></draw:text-box></draw:frame></text:p>
      <text:p text:style-name="P8">To replace the fuses the EEZ BB3 has an externally accessible fuse holder combined with the IEC socket. </text:p>
      <text:p text:style-name="P8"/>
      <text:p text:style-name="P8">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7">time-lag</text:span> type and has to be rated for the selected AC line voltage. </text:p>
      <text:p text:style-name="P8"/>
      <table:table table:name="Table2" table:style-name="Table2">
        <table:table-column table:style-name="Table2.A" table:number-columns-repeated="3"/>
        <table:table-column table:style-name="Table2.D"/>
        <table:table-row table:style-name="Table2.1">
          <table:table-cell table:style-name="Table2.A1" office:value-type="string">
            <text:p text:style-name="P12">No. of power modules</text:p>
          </table:table-cell>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2">3</text:p>
          </table:table-cell>
        </table:table-row>
        <table:table-row table:style-name="Table2.1">
          <table:table-cell table:style-name="Table2.A2" office:value-type="string">
            <text:p text:style-name="P13">115 V</text:p>
          </table:table-cell>
          <table:table-cell table:style-name="Table2.A2" office:value-type="string">
            <text:p text:style-name="P13">2 x 3.15 A</text:p>
          </table:table-cell>
          <table:table-cell table:style-name="Table2.A2" office:value-type="string">
            <text:p text:style-name="P13">2 x 6 A</text:p>
          </table:table-cell>
          <table:table-cell table:style-name="Table2.A2" office:value-type="string">
            <text:p text:style-name="P13">2 x 8 A</text:p>
          </table:table-cell>
        </table:table-row>
        <table:table-row table:style-name="Table2.1">
          <table:table-cell table:style-name="Table2.A3" office:value-type="string">
            <text:p text:style-name="P13">230 V</text:p>
          </table:table-cell>
          <table:table-cell table:style-name="Table2.A3" office:value-type="string">
            <text:p text:style-name="P13">2 x 2 A</text:p>
          </table:table-cell>
          <table:table-cell table:style-name="Table2.A3" office:value-type="string">
            <text:p text:style-name="P13">2 x 4 A</text:p>
          </table:table-cell>
          <table:table-cell table:style-name="Table2.A3" office:value-type="string">
            <text:p text:style-name="P13">2 x 6 A</text:p>
          </table:table-cell>
        </table:table-row>
      </table:table>
      <text:p text:style-name="P14">Table <text:sequence text:ref-name="refTable0" text:name="Table" text:formula="ooow:Table+1" style:num-format="1">1</text:sequence>: Fuses selection</text:p>
      <text:list xml:id="list264963894" text:continue-numbering="true" text:style-name="Outline">
        <text:list-item>
          <text:list>
            <text:list-item>
              <text:h text:style-name="P30" text:outline-level="2">Battery replacement</text:h>
            </text:list-item>
          </text:list>
        </text:list-item>
      </text:list>
      <text:p text:style-name="Standard"><text:span text:style-name="T3">The CR2032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5">System information</text:span></text:a><text:span text:style-name="T3"> page. </text:span></text:p>
      <text:p text:style-name="P7"/>
      <text:p text:style-name="P7">To access the EEZ BB3 interior, First, turn off the EEZ BB3 and unplug the power cord from the back, then remove the top cover, which is secured by four screws (two on each side).</text:p>
      <text:p text:style-name="P7"><text:soft-page-break/></text:p>
      <text:p text:style-name="Standard"><text:span text:style-name="T3">Fig. </text:span><text:span text:style-name="T3"><text:sequence-ref text:reference-format="value" text:ref-name="refFig.2">3</text:sequence-ref></text:span><text:span text:style-name="T3"> shows where the battery is located. You can remove the existing battery by pinching it. When inserting a new one, keep in mind the polarity (+ side must face inwards).</text:span></text:p>
      <text:p text:style-name="P7"/>
      <text:p text:style-name="Standard">Do not use metal pliers instead of your fingers to insert or remove the battery as it may cause a short circuit. If you cannot reach the battery with your fingers, use a plastic tweezers instead.</text:p>
      <text:p text:style-name="Standard"/>
      <text:p text:style-name="P10">Do not expose the battery to high temperature or fire. Keep it out of the reach of children. Improper change of a battery may cause damage, fire or explosion.</text:p>
      <text:p text:style-name="Standard"/>
      <text:p text:style-name="P7"><draw:frame draw:style-name="fr1" draw:name="Frame1" text:anchor-type="paragraph" svg:width="140mm" draw:z-index="3"><draw:text-box fo:min-height="79mm"><text:p text:style-name="Caption"><draw:a xlink:type="simple" xlink:href="https://www.envox.hr/eez/images/bb3_man_battery_location.jpg"><draw:frame draw:style-name="fr3" draw:name="bb3_man_battery_location.jpg" text:anchor-type="paragraph" svg:width="140mm" svg:height="79mm" style:rel-height="scale" draw:z-index="4"><draw:image xlink:href="Pictures/10000000000004A4000002A77F7D9697.jpg" xlink:type="simple" xlink:show="embed" xlink:actuate="onLoad"/></draw:frame></draw:a>Fig. <text:sequence text:ref-name="refFig.2" text:name="Fig." text:formula="ooow:Fig.+1" style:num-format="1">3</text:sequence>: Coin battery location</text:p></draw:text-box></draw:frame></text:p>
      <text:list xml:id="list1850796944" text:continue-numbering="true" text:style-name="Outline">
        <text:list-item>
          <text:list>
            <text:list-item>
              <text:h text:style-name="P30" text:outline-level="2">Micro SD card (non-volatile memory)</text:h>
            </text:list-item>
          </text:list>
        </text:list-item>
      </text:list>
      <text:p text:style-name="P7">The EEZ BB3 uses a micro SD card as a non-volatile memory. Due to its small size, extra care will be required when inserting and pulling out to prevent damage to the card or socket. </text:p>
      <text:p text:style-name="P7"/>
      <text:p text:style-name="P7">Attention should also be paid that the card is inserted correctly into the socket otherwise it could fall inside the enclosure. Therefore, it is recommended that the EEZ BB3 be completely switched off (not in standby mode!) when the card is inserted.</text:p>
      <text:p text:style-name="P7"/>
      <text:p text:style-name="P7">Fig. <text:sequence-ref text:reference-format="value" text:ref-name="refFig.3">4</text:sequence-ref> shows how the card should be positioned when inserted: its connectors should be facing up (i.e. <text:s/>must be visible).</text:p>
      <text:p text:style-name="P7"/>
      <text:p text:style-name="P7"><draw:frame draw:style-name="fr1" draw:name="Frame2" text:anchor-type="paragraph" svg:width="140mm" draw:z-index="5"><draw:text-box fo:min-height="77.52mm"><text:p text:style-name="Caption"><draw:a xlink:type="simple" xlink:href="https://www.envox.hr/eez/images/bb3_man_sdcard_insertion.jpg"><draw:frame draw:style-name="fr3" draw:name="bb3_man_sdcard_insertion.jpg" text:anchor-type="paragraph" svg:width="140mm" svg:height="77.52mm" style:rel-height="scale" draw:z-index="6"><draw:image xlink:href="Pictures/1000000000000500000002C764F5EFC7.jpg" xlink:type="simple" xlink:show="embed" xlink:actuate="onLoad"/></draw:frame></draw:a>Fig. <text:sequence text:ref-name="refFig.3" text:name="Fig." text:formula="ooow:Fig.+1" style:num-format="1">4</text:sequence>: Micro SD card inser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Introduction</dc:title>
    <meta:keyword>Open source</meta:keyword>
    <meta:keyword>Open hardware</meta:keyword>
    <meta:keyword>Test &amp; Measurements</meta:keyword>
    <meta:keyword>SCPI</meta:keyword>
    <meta:keyword>Programmable DC source</meta:keyword>
    <meta:document-statistic meta:table-count="2" meta:image-count="5" meta:object-count="0" meta:page-count="9" meta:paragraph-count="202" meta:word-count="2857" meta:character-count="16914"/>
    <meta:template xlink:type="simple" xlink:actuate="onRequest" xlink:title="EEZ template" xlink:href="../../../../.openoffice/4/user/template/EEZ%20template.ott" meta:date="2015-11-18T18:09:37"/>
  </office:meta>
</office:document-meta>
</file>